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5626in"/>
    </style:style>
    <style:style style:name="co4" style:family="table-column">
      <style:table-column-properties fo:break-before="auto" style:column-width="1.1846in"/>
    </style:style>
    <style:style style:name="co5" style:family="table-column">
      <style:table-column-properties fo:break-before="auto" style:column-width="1.2071in"/>
    </style:style>
    <style:style style:name="co6" style:family="table-column">
      <style:table-column-properties fo:break-before="auto" style:column-width="1.38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imbus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53in" svg:height="3.5362in" svg:x="8.9335in" svg:y="0.361in">
            <draw:object draw:notify-on-update-of-ranges="Sheet1.B5:Sheet1.B8 Sheet1.G5:Sheet1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53in" svg:height="3.5366in" svg:x="9.0366in" svg:y="4.2587in">
            <draw:object draw:notify-on-update-of-ranges="Sheet1.B24:Sheet1.B27 Sheet1.G24:Sheet1.G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018" table:default-cell-style-name="ce6"/>
        <table:table-row table:style-name="ro1">
          <table:table-cell table:style-name="ce5" office:value-type="string" calcext:value-type="string" table:number-columns-spanned="2" table:number-rows-spanned="1">
            <text:p>position of grating(in mm)=</text:p>
          </table:table-cell>
          <table:covered-table-cell/>
          <table:table-cell office:value-type="float" office:value="545" calcext:value-type="float">
            <text:p>54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position of screen(in mm)=</text:p>
          </table:table-cell>
          <table:covered-table-cell/>
          <table:table-cell office:value-type="float" office:value="478" calcext:value-type="float">
            <text:p>47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sl no</text:p>
          </table:table-cell>
          <table:table-cell table:style-name="ce7" office:value-type="string" calcext:value-type="string">
            <text:p>Order of difraction</text:p>
          </table:table-cell>
          <table:table-cell table:style-name="ce7" office:value-type="string" calcext:value-type="string">
            <text:p><text:s/>D</text:p>
          </table:table-cell>
          <table:table-cell table:style-name="ce7" office:value-type="string" calcext:value-type="string">
            <text:p>Left (in mm)</text:p>
          </table:table-cell>
          <table:table-cell table:style-name="ce7" office:value-type="string" calcext:value-type="string">
            <text:p>Right (in mm)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sin(<text:span text:style-name="T1">θ)</text:span>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formula="of:=[.C2]-[.C1]" office:value-type="float" office:value="-67" calcext:value-type="float">
            <text:p>-67</text:p>
          </table:table-cell>
          <table:table-cell table:number-columns-repeated="2" office:value-type="float" office:value="9.4" calcext:value-type="float">
            <text:p>9.4</text:p>
          </table:table-cell>
          <table:table-cell table:formula="of:=SUM([.D5:.E5]) / 2" office:value-type="float" office:value="9.4" calcext:value-type="float">
            <text:p>9.4</text:p>
          </table:table-cell>
          <table:table-cell table:formula="of:=[.F5]/ SQRT([.C5]^2 + [.F5]^2)" office:value-type="float" office:value="0.138937768244565" calcext:value-type="float">
            <text:p>0.138937768244565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formula="of:=[.C5]" office:value-type="float" office:value="-67" calcext:value-type="float">
            <text:p>-67</text:p>
          </table:table-cell>
          <table:table-cell table:number-columns-repeated="2" office:value-type="float" office:value="15.4" calcext:value-type="float">
            <text:p>15.4</text:p>
          </table:table-cell>
          <table:table-cell table:formula="of:=SUM([.D6:.E6]) / 2" office:value-type="float" office:value="15.4" calcext:value-type="float">
            <text:p>15.4</text:p>
          </table:table-cell>
          <table:table-cell table:formula="of:=[.F6]/ SQRT([.C6]^2 + [.F6]^2)" office:value-type="float" office:value="0.224009538195964" calcext:value-type="float">
            <text:p>0.224009538195964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formula="of:=[.C5]" office:value-type="float" office:value="-67" calcext:value-type="float">
            <text:p>-67</text:p>
          </table:table-cell>
          <table:table-cell table:number-columns-repeated="2" office:value-type="float" office:value="20.3" calcext:value-type="float">
            <text:p>20.3</text:p>
          </table:table-cell>
          <table:table-cell table:formula="of:=SUM([.D7:.E7]) / 2" office:value-type="float" office:value="20.3" calcext:value-type="float">
            <text:p>20.3</text:p>
          </table:table-cell>
          <table:table-cell table:formula="of:=[.F7]/ SQRT([.C7]^2 + [.F7]^2)" office:value-type="float" office:value="0.289967750278298" calcext:value-type="float">
            <text:p>0.289967750278298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 table:number-columns-spanned="2" table:number-rows-spanned="1">
            <text:p>slope of the curve=</text:p>
          </table:table-cell>
          <table:covered-table-cell/>
          <table:table-cell table:formula="of:=SLOPE([.G5:.G7];[.B5:.B7])" office:value-type="float" office:value="0.0755149910168664" calcext:value-type="float">
            <text:p>0.075514991016867</text:p>
          </table:table-cell>
          <table:table-cell table:number-columns-repeated="2"/>
          <table:table-cell office:value-type="string" calcext:value-type="string">
            <text:p>lines per inch=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2" table:number-rows-spanned="1">
            <text:p>Lamda =(slope*2.54)/N</text:p>
          </table:table-cell>
          <table:covered-table-cell table:style-name="ce8"/>
          <table:table-cell table:style-name="ce9" table:formula="of:=([.C11]*2.54)/[.G11]" office:value-type="float" office:value="0.000639360257276136" calcext:value-type="float">
            <text:p>0.000639360257276</text:p>
          </table:table-cell>
          <table:table-cell table:style-name="ce9" table:formula="of:=[.C13] * 10^6" office:value-type="float" office:value="639.360257276136" calcext:value-type="float">
            <text:p>639.360257276136</text:p>
          </table:table-cell>
          <table:table-cell table:style-name="ce9"/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position of grating(in mm)=</text:p>
          </table:table-cell>
          <table:covered-table-cell/>
          <table:table-cell office:value-type="float" office:value="395" calcext:value-type="float">
            <text:p>39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position of screen(in mm)=</text:p>
          </table:table-cell>
          <table:covered-table-cell/>
          <table:table-cell office:value-type="float" office:value="478" calcext:value-type="float">
            <text:p>47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sl no</text:p>
          </table:table-cell>
          <table:table-cell table:style-name="ce7" office:value-type="string" calcext:value-type="string">
            <text:p>Order of difraction</text:p>
          </table:table-cell>
          <table:table-cell table:style-name="ce7" office:value-type="string" calcext:value-type="string">
            <text:p><text:s/>D</text:p>
          </table:table-cell>
          <table:table-cell table:style-name="ce7" office:value-type="string" calcext:value-type="string">
            <text:p>Left (in mm)</text:p>
          </table:table-cell>
          <table:table-cell table:style-name="ce7" office:value-type="string" calcext:value-type="string">
            <text:p>Right (in mm)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sin(<text:span text:style-name="T1">θ)</text:span>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formula="of:=[.C21]-[.C20]" office:value-type="float" office:value="83" calcext:value-type="float">
            <text:p>83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table:formula="of:=SUM([.D24:.E24]) / 2" office:value-type="float" office:value="5.25" calcext:value-type="float">
            <text:p>5.25</text:p>
          </table:table-cell>
          <table:table-cell table:formula="of:=[.F24]/ SQRT([.C24]^2 + [.F24]^2)" office:value-type="float" office:value="0.0631268546190366" calcext:value-type="float">
            <text:p>0.063126854619037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formula="of:=[.C24]" office:value-type="float" office:value="83" calcext:value-type="float">
            <text:p>83</text:p>
          </table:table-cell>
          <table:table-cell office:value-type="float" office:value="11.2" calcext:value-type="float">
            <text:p>11.2</text:p>
          </table:table-cell>
          <table:table-cell office:value-type="float" office:value="11.4" calcext:value-type="float">
            <text:p>11.4</text:p>
          </table:table-cell>
          <table:table-cell table:formula="of:=SUM([.D25:.E25]) / 2" office:value-type="float" office:value="11.3" calcext:value-type="float">
            <text:p>11.3</text:p>
          </table:table-cell>
          <table:table-cell table:formula="of:=[.F25]/ SQRT([.C25]^2 + [.F25]^2)" office:value-type="float" office:value="0.134900108400347" calcext:value-type="float">
            <text:p>0.134900108400347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formula="of:=[.C24]" office:value-type="float" office:value="83" calcext:value-type="float">
            <text:p>83</text:p>
          </table:table-cell>
          <table:table-cell office:value-type="float" office:value="18.4" calcext:value-type="float">
            <text:p>18.4</text:p>
          </table:table-cell>
          <table:table-cell office:value-type="float" office:value="18.3" calcext:value-type="float">
            <text:p>18.3</text:p>
          </table:table-cell>
          <table:table-cell table:formula="of:=SUM([.D26:.E26]) / 2" office:value-type="float" office:value="18.35" calcext:value-type="float">
            <text:p>18.35</text:p>
          </table:table-cell>
          <table:table-cell table:formula="of:=[.F26]/ SQRT([.C26]^2 + [.F26]^2)" office:value-type="float" office:value="0.215871559633021" calcext:value-type="float">
            <text:p>0.215871559633021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 table:number-columns-spanned="2" table:number-rows-spanned="1">
            <text:p>slope of the curve=</text:p>
          </table:table-cell>
          <table:covered-table-cell/>
          <table:table-cell table:formula="of:=SLOPE([.G24:.G26];[.B24:.B26])" office:value-type="float" office:value="0.0763723525069921" calcext:value-type="float">
            <text:p>0.076372352506992</text:p>
          </table:table-cell>
          <table:table-cell table:number-columns-repeated="2"/>
          <table:table-cell office:value-type="string" calcext:value-type="string">
            <text:p>lines per inch=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2" table:number-rows-spanned="1">
            <text:p>Lamda =(slope*2.54)/N</text:p>
          </table:table-cell>
          <table:covered-table-cell table:style-name="ce8"/>
          <table:table-cell table:style-name="ce9" table:formula="of:=([.C30]*2.54)/[.G30]" office:value-type="float" office:value="0.000646619251225866" calcext:value-type="float">
            <text:p>0.000646619251226</text:p>
          </table:table-cell>
          <table:table-cell table:style-name="ce9" table:formula="of:=[.C32] * 10^6" office:value-type="float" office:value="646.619251225866" calcext:value-type="float">
            <text:p>646.619251225866</text:p>
          </table:table-cell>
          <table:table-cell table:style-name="ce9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table:number-columns-spanned="2" table:number-rows-spanned="1"/>
          <table:covered-table-cell/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3:22:26.917813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1T22:34:32.439423464</meta:creation-date>
    <dc:date>2020-02-24T13:59:35.698810332</dc:date>
    <meta:editing-duration>PT24M35S</meta:editing-duration>
    <meta:editing-cycles>6</meta:editing-cycles>
    <meta:generator>LibreOffice/6.4.0.3$Linux_X86_64 LibreOffice_project/40$Build-3</meta:generator>
    <meta:document-statistic meta:table-count="1" meta:cell-count="78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83cm" xlink:href=".." xlink:type="simple" chart:class="chart:scatter" chart:style-name="ch1">
        <chart:title svg:x="6.377cm" svg:y="0.314cm" chart:style-name="ch2">
          <text:p>sin(O) Vs order</text:p>
        </chart:title>
        <chart:legend chart:legend-position="end" svg:x="13.112cm" svg:y="4.218cm" style:legend-expansion="high" chart:style-name="ch3"/>
        <chart:plot-area chart:style-name="ch4" table:cell-range-address="Sheet1.B5:Sheet1.B8 Sheet1.G5:Sheet1.G8" svg:x="1.278cm" svg:y="1.22cm" svg:width="11.515cm" svg:height="6.655cm">
          <chartooo:coordinate-region svg:x="2.19cm" svg:y="1.394cm" svg:width="10.363cm" svg:height="5.887cm"/>
          <chart:axis chart:dimension="x" chart:name="primary-x" chart:style-name="ch5">
            <chart:title svg:x="6.528cm" svg:y="8.054cm" chart:style-name="ch6">
              <text:p>Order </text:p>
            </chart:title>
          </chart:axis>
          <chart:axis chart:dimension="y" chart:name="primary-y" chart:style-name="ch5">
            <chart:title svg:x="0.451cm" svg:y="5.041cm" chart:style-name="ch7">
              <text:p>Sin(o)</text:p>
            </chart:title>
            <chart:grid chart:style-name="ch8" chart:class="major"/>
          </chart:axis>
          <chart:series chart:style-name="ch9" chart:values-cell-range-address="Sheet1.G5:Sheet1.G8" chart:class="chart:scatter">
            <chart:domain table:cell-range-address="Sheet1.B5:Sheet1.B8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:Sheet1.B8</svg:desc>
                </draw:g>
              </table:table-cell>
              <table:table-cell office:value-type="float" office:value="0.138937768244565">
                <text:p>0.138937768244565</text:p>
                <draw:g>
                  <svg:desc>Sheet1.G5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24009538195964">
                <text:p>0.224009538195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89967750278298">
                <text:p>0.289967750278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84cm" xlink:href=".." xlink:type="simple" chart:class="chart:scatter" chart:style-name="ch1">
        <chart:title svg:x="6.404cm" svg:y="0.314cm" chart:style-name="ch2">
          <text:p>Sin(o) Vs order</text:p>
        </chart:title>
        <chart:legend chart:legend-position="end" svg:x="13.112cm" svg:y="4.219cm" style:legend-expansion="high" chart:style-name="ch3"/>
        <chart:plot-area chart:style-name="ch4" table:cell-range-address="Sheet1.B24:Sheet1.B27 Sheet1.G24:Sheet1.G27" svg:x="1.278cm" svg:y="1.22cm" svg:width="11.515cm" svg:height="6.656cm">
          <chartooo:coordinate-region svg:x="2.19cm" svg:y="1.393cm" svg:width="10.363cm" svg:height="5.889cm"/>
          <chart:axis chart:dimension="x" chart:name="primary-x" chart:style-name="ch5">
            <chart:title svg:x="6.568cm" svg:y="8.055cm" chart:style-name="ch6">
              <text:p>Order</text:p>
            </chart:title>
          </chart:axis>
          <chart:axis chart:dimension="y" chart:name="primary-y" chart:style-name="ch5">
            <chart:title svg:x="0.451cm" svg:y="5.068cm" chart:style-name="ch7">
              <text:p>Sin(O)</text:p>
            </chart:title>
            <chart:grid chart:style-name="ch8" chart:class="major"/>
          </chart:axis>
          <chart:series chart:style-name="ch9" chart:values-cell-range-address="Sheet1.G24:Sheet1.G27" chart:class="chart:scatter">
            <chart:domain table:cell-range-address="Sheet1.B24:Sheet1.B2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4:Sheet1.B27</svg:desc>
                </draw:g>
              </table:table-cell>
              <table:table-cell office:value-type="float" office:value="0.0631268546190366">
                <text:p>0.0631268546190366</text:p>
                <draw:g>
                  <svg:desc>Sheet1.G24:Sheet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34900108400347">
                <text:p>0.134900108400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15871559633021">
                <text:p>0.215871559633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